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1.4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6.65cm" fo:min-width="23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2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9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27cm" fo:min-width="3.2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22.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2.035cm" fo:min-width="3.672cm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1.236cm" fo:min-width="4.662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2.542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154cm" fo:min-width="12.936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59cm" fo:min-width="7.4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529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2.5cm"/>
      <style:paragraph-properties style:writing-mode="lr-tb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2.7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8cm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2.7cm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font-size="13pt" style:font-size-asian="13pt" style:font-size-complex="13pt"/>
    </style:style>
    <style:style style:name="P10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8cm" svg:height="2.1cm" svg:x="1.4cm" svg:y="11.37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measurelines" svg:width="2.9cm" svg:height="0.8cm" svg:x="1.3cm" svg:y="10.3cm">
          <text:p text:style-name="P2">utilisateu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asurelines" svg:width="23.5cm" svg:height="6.9cm" svg:x="4.4cm" svg:y="10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measurelines" svg:width="23.5cm" svg:height="5.6cm" svg:x="4.4cm" svg:y="4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3.4cm" svg:height="1.3cm" svg:x="24.5cm" svg:y="16.208cm">
          <text:p text:style-name="P2">Front-end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3.7cm" svg:height="1.177cm" svg:x="24.2cm" svg:y="4.831cm">
          <text:p text:style-name="P2">Back-end</text:p>
          <draw:enhanced-geometry svg:viewBox="0 0 21600 21600" draw:type="rectangle" draw:enhanced-path="M 0 0 L 21600 0 21600 21600 0 21600 0 0 Z N"/>
        </draw:custom-shape>
        <draw:custom-shape draw:style-name="gr7" draw:text-style-name="P4" draw:layer="measurelines" svg:width="22.7cm" svg:height="4.5cm" svg:x="4.8cm" svg:y="7.2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measurelines" svg:width="3cm" svg:height="1.1cm" svg:x="24.5cm" svg:y="10.608cm">
          <text:p text:style-name="P2">Injecteur</text:p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5.9cm" svg:height="3.231cm" svg:x="5cm" svg:y="8.377cm">
          <text:p text:style-name="P5">API Spotify</text:p>
          <text:p text:style-name="P5">connex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measurelines" svg:width="7.3cm" svg:height="2.1cm" svg:x="12.1cm" svg:y="9.608cm">
          <text:p text:style-name="P5">API Spotify</text:p>
          <text:p text:style-name="P5">recup_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measurelines" svg:width="4.3cm" svg:height="2.2cm" svg:x="21.1cm" svg:y="8.608cm">
          <text:p text:style-name="P2">Recuperation</text:p>
          <text:p text:style-name="P2">donne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19cm" svg:height="3.4cm" svg:x="5.1cm" svg:y="0.308cm">
          <text:p text:style-name="P2">Spotif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5.6cm" svg:y1="9.008cm" svg:x2="5.9cm" svg:y2="2.708cm">
          <text:p/>
        </draw:line>
        <draw:line draw:style-name="gr13" draw:text-style-name="P7" draw:layer="layout" svg:x1="9.6cm" svg:y1="3.508cm" svg:x2="10cm" svg:y2="8.908cm">
          <text:p/>
        </draw:line>
        <draw:frame draw:style-name="gr14" draw:text-style-name="P8" draw:layer="layout" svg:width="0.9cm" svg:height="0.969cm" svg:x="4.9cm" svg:y="3.808cm">
          <draw:text-box>
            <text:p>1</text:p>
          </draw:text-box>
        </draw:frame>
        <draw:line draw:style-name="gr13" draw:text-style-name="P7" draw:layer="layout" svg:x1="14.2cm" svg:y1="9.708cm" svg:x2="13.7cm" svg:y2="3.708cm">
          <text:p/>
        </draw:line>
        <draw:line draw:style-name="gr13" draw:text-style-name="P7" draw:layer="layout" svg:x1="14.4cm" svg:y1="3.708cm" svg:x2="14.8cm" svg:y2="9.808cm">
          <text:p/>
        </draw:line>
        <draw:frame draw:style-name="gr15" draw:text-style-name="P8" draw:layer="layout" svg:width="0.9cm" svg:height="1.162cm" svg:x="16cm" svg:y="5.708cm">
          <draw:text-box>
            <text:p>4</text:p>
          </draw:text-box>
        </draw:frame>
        <draw:line draw:style-name="gr13" draw:text-style-name="P7" draw:layer="layout" svg:x1="19.4cm" svg:y1="10.508cm" svg:x2="21.2cm" svg:y2="10.008cm">
          <text:p/>
        </draw:line>
        <draw:frame draw:style-name="gr16" draw:text-style-name="P8" draw:layer="layout" svg:width="0.9cm" svg:height="1.1cm" svg:x="19.7cm" svg:y="10.408cm">
          <draw:text-box>
            <text:p>5</text:p>
          </draw:text-box>
        </draw:frame>
        <draw:custom-shape draw:style-name="gr17" draw:text-style-name="P3" draw:layer="layout" svg:width="11.3cm" svg:height="2.6cm" svg:x="10.1cm" svg:y="14.2cm">
          <text:p text:style-name="P2">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7" draw:layer="layout" svg:x1="22.6cm" svg:y1="10.708cm" svg:x2="20.3cm" svg:y2="14.777cm">
          <text:p/>
        </draw:line>
        <draw:frame draw:style-name="gr18" draw:text-style-name="P8" draw:layer="layout" svg:width="1.1cm" svg:height="1cm" svg:x="20.2cm" svg:y="12.908cm">
          <draw:text-box>
            <text:p>6</text:p>
          </draw:text-box>
        </draw:frame>
        <draw:line draw:style-name="gr13" draw:text-style-name="P7" draw:layer="layout" svg:x1="4.1cm" svg:y1="12.777cm" svg:x2="10.1cm" svg:y2="15.5cm">
          <text:p/>
        </draw:line>
        <draw:line draw:style-name="gr13" draw:text-style-name="P7" draw:layer="layout" svg:x1="12.9cm" svg:y1="14.4cm" svg:x2="12.6cm" svg:y2="11.208cm">
          <text:p/>
        </draw:line>
        <draw:frame draw:style-name="gr19" draw:text-style-name="P8" draw:layer="layout" svg:width="0.8cm" svg:height="0.962cm" svg:x="7.1cm" svg:y="13.038cm">
          <draw:text-box>
            <text:p>2</text:p>
          </draw:text-box>
        </draw:frame>
        <draw:frame draw:style-name="gr19" draw:text-style-name="P8" draw:layer="layout" svg:width="0.8cm" svg:height="0.962cm" svg:x="11.4cm" svg:y="13.3cm">
          <draw:text-box>
            <text:p>3</text:p>
          </draw:text-box>
        </draw:frame>
        <draw:frame draw:style-name="gr20" draw:text-style-name="P8" draw:layer="layout" svg:width="4.4cm" svg:height="2.384cm" svg:x="0.5cm" svg:y="17.624cm">
          <draw:text-box>
            <text:p>2 : utilisateur interroge l’application</text:p>
          </draw:text-box>
        </draw:frame>
        <draw:frame draw:style-name="gr20" draw:text-style-name="P8" draw:layer="layout" svg:width="4.7cm" svg:height="2.384cm" svg:x="6.3cm" svg:y="18.108cm">
          <draw:text-box>
            <text:p>3 : application utilise l’injecteur</text:p>
          </draw:text-box>
        </draw:frame>
        <draw:frame draw:style-name="gr21" draw:text-style-name="P8" draw:layer="layout" svg:width="4.6cm" svg:height="1.673cm" svg:x="0.5cm" svg:y="14.808cm">
          <draw:text-box>
            <text:p>1 : connexion aux API</text:p>
          </draw:text-box>
        </draw:frame>
        <draw:frame draw:style-name="gr22" draw:text-style-name="P8" draw:layer="layout" svg:width="5cm" svg:height="1.8cm" svg:x="11.7cm" svg:y="18.108cm">
          <draw:text-box>
            <text:p>4 : récupération des données</text:p>
          </draw:text-box>
        </draw:frame>
        <draw:frame draw:style-name="gr23" draw:text-style-name="P8" draw:layer="layout" svg:width="4.4cm" svg:height="3.095cm" svg:x="17.7cm" svg:y="17.908cm">
          <draw:text-box>
            <text:p>5 : envoie données dans autre service</text:p>
          </draw:text-box>
        </draw:frame>
        <draw:frame draw:style-name="gr24" draw:text-style-name="P8" draw:layer="layout" svg:width="4.7cm" svg:height="2.779cm" svg:x="23.3cm" svg:y="17.908cm">
          <draw:text-box>
            <text:p>6 : envoie données à application</text:p>
          </draw:text-box>
        </draw:frame>
        <draw:custom-shape draw:style-name="gr25" draw:text-style-name="P3" draw:layer="layout" svg:width="3cm" svg:height="4.6cm" svg:x="6cm" svg:y="3.708cm">
          <text:p text:style-name="P2"><text:span text:style-name="T1">acces_token,</text:span></text:p>
          <text:p text:style-name="P2"><text:span text:style-name="T1">client_id,</text:span></text:p>
          <text:p text:style-name="P2"><text:span text:style-name="T1">client_secret,</text:span></text:p>
          <text:p text:style-name="P2"><text:span text:style-name="T1">response-type,</text:span></text:p>
          <text:p text:style-name="P2"><text:span text:style-name="T1">scope,</text:span></text:p>
          <text:p text:style-name="P2"><text:span text:style-name="T1">redirect_uri,</text:span></text:p>
          <text:p text:style-name="P2"><text:span text:style-name="T1">state,</text:span></text:p>
          <text:p text:style-name="P2"><text:span text:style-name="T1">code,</text:span></text:p>
          <text:p text:style-name="P2"><text:span text:style-name="T1">refresh_token,</text:span></text:p>
          <text:p text:style-name="P2"><text:span text:style-name="T1">expire_in,</text:span></text:p>
          <text:p text:style-name="P2"><text:span text:style-name="T1">grant_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3.2cm" svg:height="0.7cm" svg:x="18.6cm" svg:y="8.108cm">
          <text:p text:style-name="P2"><text:span text:style-name="T2">Fichiers JSON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3.3cm" svg:height="1cm" svg:x="10.4cm" svg:y="7.508cm">
          <text:p text:style-name="P2"><text:span text:style-name="T2">acces_token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3.2cm" svg:height="0.9cm" svg:x="21.6cm" svg:y="13.108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3.4cm" svg:height="0.8cm" svg:x="13cm" svg:y="13.208cm">
          <text:p text:style-name="P2"><text:span text:style-name="T2">Format Angular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2.8cm" svg:height="1.1cm" svg:x="15cm" svg:y="7.108cm">
          <text:p text:style-name="P9"><text:span text:style-name="T2">Id</text:span></text:p>
          <text:p text:style-name="P9"><text:span text:style-name="T2">musiques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7.9cm" svg:y1="9.808cm" svg:x2="18cm" svg:y2="3.508cm">
          <text:p/>
        </draw:line>
        <draw:line draw:style-name="gr13" draw:text-style-name="P7" draw:layer="layout" svg:x1="18.6cm" svg:y1="3.508cm" svg:x2="18.5cm" svg:y2="10.0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8cm" fo:margin-bottom="0.013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47:05.511122040</meta:creation-date>
    <dc:date>2022-03-25T11:08:19.867901100</dc:date>
    <meta:editing-duration>PT1H23M7S</meta:editing-duration>
    <meta:editing-cycles>14</meta:editing-cycles>
    <meta:generator>LibreOffice/6.4.7.2$Linux_X86_64 LibreOffice_project/40$Build-2</meta:generator>
    <meta:document-statistic meta:object-count="41"/>
  </office:meta>
</office:document-meta>
</file>